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DebitFourni" table:style-name="ta1">
        <table:shapes>
          <draw:frame draw:z-index="0" draw:style-name="gr1" draw:text-style-name="P1" svg:width="177.79mm" svg:height="133.34mm" svg:x="36.88mm" svg:y="1.06mm">
            <loext:p draw:notify-on-update-of-ranges="Graph_Charge_DebitFourni.A1:Graph_Charge_DebitFourni.A1 Graph_Charge_DebitFourni.A2:Graph_Charge_DebitFourni.A30 Graph_Charge_DebitFourni.B1:Graph_Charge_DebitFourni.B1 Graph_Charge_DebitFourni.B2:Graph_Charge_DebitFourni.B30 Graph_Charge_DebitFourni.A1:Graph_Charge_DebitFourni.A1 Graph_Charge_DebitFourni.A2:Graph_Charge_DebitFourni.A30 Graph_Charge_DebitFourni.C1:Graph_Charge_DebitFourni.C1 Graph_Charge_DebitFourni.C2:Graph_Charge_DebitFourni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MaxS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9.2" calcext:value-type="float">
            <text:p>99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49.2" calcext:value-type="float">
            <text:p>149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98.4" calcext:value-type="float">
            <text:p>198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.8" calcext:value-type="float">
            <text:p>246,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.4" calcext:value-type="float">
            <text:p>296,4</text:p>
          </table:table-cell>
          <table:table-cell office:value-type="float" office:value="296.8" calcext:value-type="float">
            <text:p>296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6.2" calcext:value-type="float">
            <text:p>346,2</text:p>
          </table:table-cell>
          <table:table-cell office:value-type="float" office:value="346.8" calcext:value-type="float">
            <text:p>346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.2" calcext:value-type="float">
            <text:p>396,2</text:p>
          </table:table-cell>
          <table:table-cell office:value-type="float" office:value="394.8" calcext:value-type="float">
            <text:p>394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6" calcext:value-type="float">
            <text:p>446</text:p>
          </table:table-cell>
          <table:table-cell office:value-type="float" office:value="444.8" calcext:value-type="float">
            <text:p>444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2.2" calcext:value-type="float">
            <text:p>492,2</text:p>
          </table:table-cell>
          <table:table-cell office:value-type="float" office:value="495.4" calcext:value-type="float">
            <text:p>495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4.2" calcext:value-type="float">
            <text:p>544,2</text:p>
          </table:table-cell>
          <table:table-cell office:value-type="float" office:value="545.6" calcext:value-type="float">
            <text:p>545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.8" calcext:value-type="float">
            <text:p>587,8</text:p>
          </table:table-cell>
          <table:table-cell office:value-type="float" office:value="592.4" calcext:value-type="float">
            <text:p>592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6.8" calcext:value-type="float">
            <text:p>596,8</text:p>
          </table:table-cell>
          <table:table-cell office:value-type="float" office:value="644.8" calcext:value-type="float">
            <text:p>644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6.6" calcext:value-type="float">
            <text:p>606,6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1.6" calcext:value-type="float">
            <text:p>611,6</text:p>
          </table:table-cell>
          <table:table-cell office:value-type="float" office:value="741.2" calcext:value-type="float">
            <text:p>741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6.6" calcext:value-type="float">
            <text:p>606,6</text:p>
          </table:table-cell>
          <table:table-cell office:value-type="float" office:value="791.2" calcext:value-type="float">
            <text:p>791,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2.8" calcext:value-type="float">
            <text:p>612,8</text:p>
          </table:table-cell>
          <table:table-cell office:value-type="float" office:value="839.6" calcext:value-type="float">
            <text:p>839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8.2" calcext:value-type="float">
            <text:p>608,2</text:p>
          </table:table-cell>
          <table:table-cell office:value-type="float" office:value="852.4" calcext:value-type="float">
            <text:p>852,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2.6" calcext:value-type="float">
            <text:p>612,6</text:p>
          </table:table-cell>
          <table:table-cell office:value-type="float" office:value="859.2" calcext:value-type="float">
            <text:p>859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8.8" calcext:value-type="float">
            <text:p>608,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4.6" calcext:value-type="float">
            <text:p>614,6</text:p>
          </table:table-cell>
          <table:table-cell office:value-type="float" office:value="862.4" calcext:value-type="float">
            <text:p>862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6.8" calcext:value-type="float">
            <text:p>606,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1" calcext:value-type="float">
            <text:p>611</text:p>
          </table:table-cell>
          <table:table-cell office:value-type="float" office:value="864.8" calcext:value-type="float">
            <text:p>864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5.8" calcext:value-type="float">
            <text:p>605,8</text:p>
          </table:table-cell>
          <table:table-cell office:value-type="float" office:value="865.6" calcext:value-type="float">
            <text:p>865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0.8" calcext:value-type="float">
            <text:p>610,8</text:p>
          </table:table-cell>
          <table:table-cell office:value-type="float" office:value="866.2" calcext:value-type="float">
            <text:p>866,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6.6" calcext:value-type="float">
            <text:p>606,6</text:p>
          </table:table-cell>
          <table:table-cell office:value-type="float" office:value="866.8" calcext:value-type="float">
            <text:p>866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1.4" calcext:value-type="float">
            <text:p>611,4</text:p>
          </table:table-cell>
          <table:table-cell office:value-type="float" office:value="866.6" calcext:value-type="float">
            <text:p>866,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6.6" calcext:value-type="float">
            <text:p>606,6</text:p>
          </table:table-cell>
          <table:table-cell office:value-type="float" office:value="866.8" calcext:value-type="float">
            <text:p>866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1.2" calcext:value-type="float">
            <text:p>611,2</text:p>
          </table:table-cell>
          <table:table-cell office:value-type="float" office:value="867.6" calcext:value-type="float">
            <text:p>867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8.6" calcext:value-type="float">
            <text:p>608,6</text:p>
          </table:table-cell>
          <table:table-cell office:value-type="float" office:value="867.6" calcext:value-type="float">
            <text:p>867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14:40:30.067876285</dc:date>
    <meta:editing-duration>PT1M35S</meta:editing-duration>
    <meta:editing-cycles>1</meta:editing-cycles>
    <meta:document-statistic meta:table-count="1" meta:cell-count="8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cm" svg:height="13.335cm" xlink:href=".." xlink:type="simple" chart:class="chart:scatter" chart:style-name="ch1">
        <chart:legend chart:legend-position="end" svg:x="15.06cm" svg:y="6.119cm" style:legend-expansion="high" chart:style-name="ch2"/>
        <chart:plot-area chart:style-name="ch3" table:cell-range-address="Graph_Charge_DebitFourni.A1:Graph_Charge_DebitFourni.C30" chart:data-source-has-labels="row" svg:x="1.366cm" svg:y="0.266cm" svg:width="13.339cm" svg:height="11.822cm">
          <chartooo:coordinate-region svg:x="2.173cm" svg:y="0.466cm" svg:width="12.16cm" svg:height="10.975cm"/>
          <chart:axis chart:dimension="x" chart:name="primary-x" chart:style-name="ch4">
            <chart:title svg:x="5.874cm" svg:y="12.354cm" chart:style-name="ch5">
              <text:p>Charge (nombre d'utilisateur)</text:p>
            </chart:title>
          </chart:axis>
          <chart:axis chart:dimension="y" chart:name="primary-y" chart:style-name="ch4">
            <chart:title svg:x="0.451cm" svg:y="8.219cm" chart:style-name="ch6">
              <text:p>Débit fourni par l'algorithme</text:p>
            </chart:title>
            <chart:grid chart:style-name="ch7" chart:class="major"/>
          </chart:axis>
          <chart:series chart:style-name="ch8" chart:values-cell-range-address="Graph_Charge_DebitFourni.B2:Graph_Charge_DebitFourni.B30" chart:label-cell-address="Graph_Charge_DebitFourni.B1:Graph_Charge_DebitFourni.B1" chart:class="chart:scatter">
            <chart:domain table:cell-range-address="Graph_Charge_DebitFourni.A2:Graph_Charge_DebitFourni.A30"/>
            <chart:data-point chart:repeated="29"/>
          </chart:series>
          <chart:series chart:style-name="ch9" chart:values-cell-range-address="Graph_Charge_DebitFourni.C2:Graph_Charge_DebitFourni.C30" chart:label-cell-address="Graph_Charge_DebitFourni.C1:Graph_Charge_DebitFourni.C1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  <draw:g>
                  <svg:desc>Graph_Charge_DebitFourni.B1:Graph_Charge_DebitFourni.B1</svg:desc>
                </draw:g>
              </table:table-cell>
              <table:table-cell office:value-type="string">
                <text:p>MaxSNR</text:p>
                <draw:g>
                  <svg:desc>Graph_Charge_DebitFourni.C1:Graph_Charge_DebitFourni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DebitFourni.A2:Graph_Charge_DebitFourni.A30</svg:desc>
                </draw:g>
              </table:table-cell>
              <table:table-cell office:value-type="float" office:value="99.2">
                <text:p>99.2</text:p>
                <draw:g>
                  <svg:desc>Graph_Charge_DebitFourni.B2:Graph_Charge_DebitFourni.B30</svg:desc>
                </draw:g>
              </table:table-cell>
              <table:table-cell office:value-type="float" office:value="99.2">
                <text:p>99.2</text:p>
                <draw:g>
                  <svg:desc>Graph_Charge_DebitFourni.C2:Graph_Charge_DebitFourni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46.8">
                <text:p>246.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96.4">
                <text:p>296.4</text:p>
              </table:table-cell>
              <table:table-cell office:value-type="float" office:value="296.8">
                <text:p>29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6.2">
                <text:p>346.2</text:p>
              </table:table-cell>
              <table:table-cell office:value-type="float" office:value="346.8">
                <text:p>34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6.2">
                <text:p>396.2</text:p>
              </table:table-cell>
              <table:table-cell office:value-type="float" office:value="394.8">
                <text:p>39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444.8">
                <text:p>44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92.2">
                <text:p>492.2</text:p>
              </table:table-cell>
              <table:table-cell office:value-type="float" office:value="495.4">
                <text:p>49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44.2">
                <text:p>544.2</text:p>
              </table:table-cell>
              <table:table-cell office:value-type="float" office:value="545.6">
                <text:p>54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87.8">
                <text:p>587.8</text:p>
              </table:table-cell>
              <table:table-cell office:value-type="float" office:value="592.4">
                <text:p>592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96.8">
                <text:p>596.8</text:p>
              </table:table-cell>
              <table:table-cell office:value-type="float" office:value="644.8">
                <text:p>64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06.6">
                <text:p>606.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11.6">
                <text:p>611.6</text:p>
              </table:table-cell>
              <table:table-cell office:value-type="float" office:value="741.2">
                <text:p>74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06.6">
                <text:p>606.6</text:p>
              </table:table-cell>
              <table:table-cell office:value-type="float" office:value="791.2">
                <text:p>79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12.8">
                <text:p>612.8</text:p>
              </table:table-cell>
              <table:table-cell office:value-type="float" office:value="839.6">
                <text:p>83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08.2">
                <text:p>608.2</text:p>
              </table:table-cell>
              <table:table-cell office:value-type="float" office:value="852.4">
                <text:p>85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12.6">
                <text:p>612.6</text:p>
              </table:table-cell>
              <table:table-cell office:value-type="float" office:value="859.2">
                <text:p>85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08.8">
                <text:p>608.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14.6">
                <text:p>614.6</text:p>
              </table:table-cell>
              <table:table-cell office:value-type="float" office:value="862.4">
                <text:p>86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606.8">
                <text:p>606.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11">
                <text:p>611</text:p>
              </table:table-cell>
              <table:table-cell office:value-type="float" office:value="864.8">
                <text:p>86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05.8">
                <text:p>605.8</text:p>
              </table:table-cell>
              <table:table-cell office:value-type="float" office:value="865.6">
                <text:p>86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10.8">
                <text:p>610.8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06.6">
                <text:p>606.6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611.4">
                <text:p>611.4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606.6">
                <text:p>606.6</text:p>
              </table:table-cell>
              <table:table-cell office:value-type="float" office:value="866.8">
                <text:p>86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611.2">
                <text:p>611.2</text:p>
              </table:table-cell>
              <table:table-cell office:value-type="float" office:value="867.6">
                <text:p>86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608.6">
                <text:p>608.6</text:p>
              </table:table-cell>
              <table:table-cell office:value-type="float" office:value="867.6">
                <text:p>86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